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performance measured with cut-off ditances from 3 to 10 Angstroem in 0.2 angstroem steps</text:p>
          </table:table-cell>
          <table:table-cell table:number-columns-repeated="7"/>
          <table:table-cell table:style-name="ce2" office:value-type="string" calcext:value-type="string">
            <text:p>running on 16 out of 48 CPUs on a AMD EPYC 74F3 24-Core Processor (CPU MHz: 4006.857)</text:p>
          </table:table-cell>
          <table:table-cell table:style-name="ce2"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Architecture: <text:s text:c="22"/>x86_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Cut-off distance range optimization optimization</text:p>
          </table:table-cell>
          <table:table-cell office:value-type="string" calcext:value-type="string">
            <text:p>three runs with optimal cut-off distance range</text:p>
          </table:table-cell>
          <table:table-cell table:number-columns-repeated="5"/>
          <table:table-cell office:value-type="string" calcext:value-type="string">
            <text:p>CPU op-mode(s): <text:s text:c="20"/>32-bit, 64-b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Case</text:p>
          </table:table-cell>
          <table:table-cell table:style-name="ce1" table:formula="of:=334/60" office:value-type="float" office:value="5.56666666666667" calcext:value-type="float">
            <text:p>5.6</text:p>
          </table:table-cell>
          <table:table-cell table:style-name="ce1" table:formula="of:=1972/60" office:value-type="float" office:value="32.8666666666667" calcext:value-type="float">
            <text:p>32.9</text:p>
          </table:table-cell>
          <table:table-cell table:number-columns-repeated="5"/>
          <table:table-cell office:value-type="string" calcext:value-type="string">
            <text:p>Byte Order: <text:s text:c="24"/>Little Endi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</text:p>
          </table:table-cell>
          <table:table-cell table:style-name="ce1" table:formula="of:=572/60" office:value-type="float" office:value="9.53333333333333" calcext:value-type="float">
            <text:p>9.5</text:p>
          </table:table-cell>
          <table:table-cell table:style-name="ce1" table:formula="of:=1607/60" office:value-type="float" office:value="26.7833333333333" calcext:value-type="float">
            <text:p>26.8</text:p>
          </table:table-cell>
          <table:table-cell table:number-columns-repeated="5"/>
          <table:table-cell office:value-type="string" calcext:value-type="string">
            <text:p>Address sizes: <text:s text:c="21"/>48 bits physical, 48 bits virtu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NoV PD</text:p>
          </table:table-cell>
          <table:table-cell table:style-name="ce1" table:formula="of:=325/60" office:value-type="float" office:value="5.41666666666667" calcext:value-type="float">
            <text:p>5.4</text:p>
          </table:table-cell>
          <table:table-cell table:style-name="ce1" table:formula="of:=5215/60" office:value-type="float" office:value="86.9166666666667" calcext:value-type="float">
            <text:p>86.9</text:p>
          </table:table-cell>
          <table:table-cell table:number-columns-repeated="5"/>
          <table:table-cell table:style-name="ce2" office:value-type="string" calcext:value-type="string">
            <text:p>CPU(s): <text:s text:c="28"/>48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LmUGP Apo without PCS</text:p>
          </table:table-cell>
          <table:table-cell table:style-name="ce1" table:formula="of:=2498/60" office:value-type="float" office:value="41.6333333333333" calcext:value-type="float">
            <text:p>41.6</text:p>
          </table:table-cell>
          <table:table-cell table:style-name="ce1" table:formula="of:=29102/60" office:value-type="float" office:value="485.033333333333" calcext:value-type="float">
            <text:p>485.0</text:p>
          </table:table-cell>
          <table:table-cell table:number-columns-repeated="5"/>
          <table:table-cell office:value-type="string" calcext:value-type="string">
            <text:p>On-line CPU(s) list: <text:s text:c="15"/>0-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BP</text:p>
          </table:table-cell>
          <table:table-cell table:style-name="ce1" table:formula="of:=504/60" office:value-type="float" office:value="8.4" calcext:value-type="float">
            <text:p>8.4</text:p>
          </table:table-cell>
          <table:table-cell table:style-name="ce1" table:formula="of:=3168/60" office:value-type="float" office:value="52.8" calcext:value-type="float">
            <text:p>52.8</text:p>
          </table:table-cell>
          <table:table-cell table:number-columns-repeated="5"/>
          <table:table-cell office:value-type="string" calcext:value-type="string">
            <text:p>Thread(s) per core: <text:s text:c="16"/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rsB</text:p>
          </table:table-cell>
          <table:table-cell table:style-name="ce1" table:formula="of:=434/60" office:value-type="float" office:value="7.23333333333333" calcext:value-type="float">
            <text:p>7.2</text:p>
          </table:table-cell>
          <table:table-cell table:style-name="ce1" table:formula="of:=3212/60" office:value-type="float" office:value="53.5333333333333" calcext:value-type="float">
            <text:p>53.5</text:p>
          </table:table-cell>
          <table:table-cell table:number-columns-repeated="5"/>
          <table:table-cell office:value-type="string" calcext:value-type="string">
            <text:p>Core(s) per socket: <text:s text:c="16"/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SG</text:p>
          </table:table-cell>
          <table:table-cell table:style-name="ce1" table:formula="of:=3904/60" office:value-type="float" office:value="65.0666666666667" calcext:value-type="float">
            <text:p>65.1</text:p>
          </table:table-cell>
          <table:table-cell table:style-name="ce1" table:formula="of:=38311/60" office:value-type="float" office:value="638.516666666667" calcext:value-type="float">
            <text:p>638.5</text:p>
          </table:table-cell>
          <table:table-cell table:number-columns-repeated="5"/>
          <table:table-cell office:value-type="string" calcext:value-type="string">
            <text:p>Socket(s): <text:s text:c="25"/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biquitin</text:p>
          </table:table-cell>
          <table:table-cell table:style-name="ce1" table:formula="of:=31/60" office:value-type="float" office:value="0.516666666666667" calcext:value-type="float">
            <text:p>0.5</text:p>
          </table:table-cell>
          <table:table-cell table:style-name="ce1" table:formula="of:=37/60" office:value-type="float" office:value="0.616666666666667" calcext:value-type="float">
            <text:p>0.6</text:p>
          </table:table-cell>
          <table:table-cell table:number-columns-repeated="5"/>
          <table:table-cell office:value-type="string" calcext:value-type="string">
            <text:p>NUMA node(s): <text:s text:c="22"/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7a7</text:p>
          </table:table-cell>
          <table:table-cell table:style-name="ce1" table:formula="of:=10991/60" office:value-type="float" office:value="183.183333333333" calcext:value-type="float">
            <text:p>183.2</text:p>
          </table:table-cell>
          <table:table-cell table:style-name="ce1" table:formula="of:=68803/60" office:value-type="float" office:value="1146.71666666667" calcext:value-type="float">
            <text:p>1146.7</text:p>
          </table:table-cell>
          <table:table-cell table:number-columns-repeated="5"/>
          <table:table-cell office:value-type="string" calcext:value-type="string">
            <text:p>Vendor ID: <text:s text:c="25"/>AuthenticAM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TB with PCS</text:p>
          </table:table-cell>
          <table:table-cell office:value-type="string" calcext:value-type="string">
            <text:p>not necessary</text:p>
          </table:table-cell>
          <table:table-cell table:formula="of:=13028/60" office:value-type="float" office:value="217.133333333333" calcext:value-type="float">
            <text:p>217.133333333333</text:p>
          </table:table-cell>
          <table:table-cell table:number-columns-repeated="5"/>
          <table:table-cell office:value-type="string" calcext:value-type="string">
            <text:p>CPU family: <text:s text:c="24"/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UGP with PCS</text:p>
          </table:table-cell>
          <table:table-cell office:value-type="string" calcext:value-type="string">
            <text:p>not necessary</text:p>
          </table:table-cell>
          <table:table-cell table:formula="of:=10789/60" office:value-type="float" office:value="179.816666666667" calcext:value-type="float">
            <text:p>179.816666666667</text:p>
          </table:table-cell>
          <table:table-cell table:number-columns-repeated="5"/>
          <table:table-cell office:value-type="string" calcext:value-type="string">
            <text:p>Model: <text:s text:c="29"/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NV PD with PCS</text:p>
          </table:table-cell>
          <table:table-cell office:value-type="string" calcext:value-type="string">
            <text:p>not necessary</text:p>
          </table:table-cell>
          <table:table-cell table:formula="of:=10808/60" office:value-type="float" office:value="180.133333333333" calcext:value-type="float">
            <text:p>180.133333333333</text:p>
          </table:table-cell>
          <table:table-cell table:number-columns-repeated="5"/>
          <table:table-cell office:value-type="string" calcext:value-type="string">
            <text:p>Model name: <text:s text:c="24"/>AMD EPYC 74F3 24-Core Processor</text:p>
          </table:table-cell>
          <table:table-cell/>
          <table:table-cell table:style-name="ce2" table:number-columns-repeated="3"/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Stepping: <text:s text:c="26"/>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Frequency boost: <text:s text:c="19"/>enabled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2" office:value-type="string" calcext:value-type="string">
            <text:p>CPU MHz: <text:s text:c="27"/>4006.857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8"/>
          <table:table-cell table:style-name="ce2" office:value-type="string" calcext:value-type="string">
            <text:p>CPU max MHz: <text:s text:c="23"/>4037.5000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8"/>
          <table:table-cell table:style-name="ce2" office:value-type="string" calcext:value-type="string">
            <text:p>CPU min MHz: <text:s text:c="23"/>1500.0000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BogoMIPS: <text:s text:c="26"/>6387.3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Virtualization: <text:s text:c="20"/>AMD-V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L1d cache: <text:s text:c="25"/>768 KiB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L1i cache: <text:s text:c="25"/>768 KiB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L2 cache: <text:s text:c="26"/>12 MiB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L3 cache: <text:s text:c="26"/>256 MiB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NUMA node0 CPU(s): <text:s text:c="17"/>0-4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Vulnerability Gather data sampling: Not affected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Vulnerability Itlb multihit: <text:s text:c="7"/>Not affected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Vulnerability L1tf: <text:s text:c="16"/>Not affected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Vulnerability Mds: <text:s text:c="17"/>Not affected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Vulnerability Meltdown: <text:s text:c="12"/>Not affected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Vulnerability Mmio stale data: <text:s text:c="5"/>Not affected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Vulnerability Retbleed: <text:s text:c="12"/>Not affected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Vulnerability Spec rstack overflow: Mitigation; safe RET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Vulnerability Spec store bypass: <text:s text:c="3"/>Mitigation; Speculative Store Bypass disabled via prctl and seccomp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Vulnerability Spectre v1: <text:s text:c="10"/>Mitigation; usercopy/swapgs barriers and __user pointer sanitization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Vulnerability Spectre v2: <text:s text:c="10"/>Mitigation; Retpolines, IBPB conditional, IBRS_FW, STIBP always-on, RSB filling, PBRSB-eIBRS Not affected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Vulnerability Srbds: <text:s text:c="15"/>Not affected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Vulnerability Tsx async abort: <text:s text:c="5"/>Not affected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Flags: <text:s text:c="29"/>fpu vme de pse tsc msr pae mce cx8 apic sep mtrr pge mca cmov pat pse36 clflush mmx fxsr sse sse2 ht syscall nx mmxext fxsr_opt pdpe1gb rdtscp lm constant_tsc rep_good nopl nonstop_tsc cpuid extd_apicid aperfmperf pni pclmulqdq monitor ssse3 fma cx16 pcid sse4_1 sse4_2 x2apic movbe popcnt aes xsave avx f16c rdrand lahf_lm cmp_legacy svm extapic cr8_legacy abm sse4a misalignsse 3dnowprefetch osvw ibs skinit wdt tce topoext perfctr_core perfctr_nb bpext perfctr_llc mwaitx cpb cat_l3 cdp_l3 invpcid_single hw_pstate ssbd mba ibrs ibpb stibp vmmcall fsgsbase bmi1 avx2 smep bmi2 invpcid cqm rdt_a rdseed adx smap clflushopt clwb sha_ni xsaveopt xsavec xgetbv1 xsaves cqm_llc cqm_occup_llc cqm_mbm_total cqm_mbm_local clzero irperf xsaveerptr rdpru wbnoinvd amd_ppin arat npt lbrv svm_lock nrip_save tsc_scale vmcb_clean flushbyasid decodeassists pausefilter pfthreshold v_vmsave_vmload vgif umip pku ospke vaes vpclmulqdq rdpid overflow_recov succor smca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5T08:09:08.580000000</dc:date>
    <meta:editing-duration>PT5H4M14S</meta:editing-duration>
    <meta:editing-cycles>2</meta:editing-cycles>
    <meta:generator>LibreOffice/7.4.4.2$Windows_X86_64 LibreOffice_project/85569322deea74ec9134968a29af2df5663baa21</meta:generator>
    <meta:document-statistic meta:table-count="1" meta:cell-count="81" meta:object-count="0"/>
  </office:meta>
</office:document-meta>
</file>